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36">
            <text:p>36</text:p>
          </table:table-cell>
        </table:table-row>
        <table:table-row table:style-name="ro1">
          <table:table-cell office:value-type="string">
            <text:p>Error Handling</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IRMatrix_-_Dept160.xls</text:p>
          </table:table-cell>
          <table:table-cell table:style-name="ce8" office:value-type="float" office:value="15">
            <text:p>15</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Application.DisplayAlerts</text:p>
          </table:table-cell>
          <table:table-cell office:value-type="float" office:value="4">
            <text:p>4</text:p>
          </table:table-cell>
          <table:table-cell/>
          <table:table-cell table:style-name="ce4" office:value-type="string">
            <text:p>GTC_SLDev.xls</text:p>
          </table:table-cell>
          <table:table-cell table:style-name="ce8" office:value-type="float" office:value="11">
            <text:p>11</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ttt_aus.xls</text:p>
          </table:table-cell>
          <table:table-cell table:style-name="ce8" office:value-type="float" office:value="8">
            <text:p>8</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Agence_2006-2-OLD.XLS</text:p>
          </table:table-cell>
          <table:table-cell table:style-name="ce8" office:value-type="float" office:value="6">
            <text:p>6</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2">
            <text:p>2</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Test install Shcedule.xls</text:p>
          </table:table-cell>
          <table:table-cell table:style-name="ce8" office:value-type="float" office:value="2">
            <text:p>2</text:p>
          </table:table-cell>
        </table:table-row>
        <table:table-row table:style-name="ro1">
          <table:table-cell office:value-type="string">
            <text:p>Resume in error handler block</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Range.Insert</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Range.FormulaHidden</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Shape object</text:p>
          </table:table-cell>
          <table:table-cell office:value-type="float" office:value="2">
            <text:p>2</text:p>
          </table:table-cell>
          <table:table-cell/>
          <table:table-cell table:style-name="ce4" office:value-type="string">
            <text:p><text:s/>Auto_2006_AK.XLS</text:p>
          </table:table-cell>
          <table:table-cell table:style-name="ce8" office:value-type="float" office:value="1">
            <text:p>1</text:p>
          </table:table-cell>
        </table:table-row>
        <table:table-row table:style-name="ro1">
          <table:table-cell office:value-type="string">
            <text:p>Shapes Collection</text:p>
          </table:table-cell>
          <table:table-cell office:value-type="float" office:value="2">
            <text:p>2</text:p>
          </table:table-cell>
          <table:table-cell/>
          <table:table-cell table:style-name="ce5" office:value-type="string">
            <text:p>Total Result</text:p>
          </table:table-cell>
          <table:table-cell table:style-name="ce9" office:value-type="float" office:value="184">
            <text:p>184</text:p>
          </table:table-cell>
        </table:table-row>
        <table:table-row table:style-name="ro1">
          <table:table-cell office:value-type="string">
            <text:p>CreateObject ( native activex object )</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default param assignment</text:p>
          </table:table-cell>
          <table:table-cell office:value-type="float" office:value="2">
            <text:p>2</text:p>
          </table:table-cell>
          <table:table-cell table:number-columns-repeated="3"/>
        </table:table-row>
        <table:table-row table:style-name="ro1">
          <table:table-cell office:value-type="string">
            <text:p>User defined types ( scope )</text:p>
          </table:table-cell>
          <table:table-cell office:value-type="float" office:value="2">
            <text:p>2</text:p>
          </table:table-cell>
          <table:table-cell table:number-columns-repeated="3"/>
        </table:table-row>
        <table:table-row table:style-name="ro1">
          <table:table-cell office:value-type="string">
            <text:p>Selection.SpecialCells</text:p>
          </table:table-cell>
          <table:table-cell office:value-type="float" office:value="1">
            <text:p>1</text:p>
          </table:table-cell>
          <table:table-cell table:number-columns-repeated="3"/>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Range.AutoFill</text:p>
          </table:table-cell>
          <table:table-cell office:value-type="float" office:value="1">
            <text:p>1</text:p>
          </table:table-cell>
          <table:table-cell table:number-columns-repeated="3"/>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range param for sheet functions</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Shapes</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WindowState</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ollection.Item</text:p>
          </table:table-cell>
          <table:table-cell office:value-type="float" office:value="1">
            <text:p>1</text:p>
          </table:table-cell>
          <table:table-cell table:number-columns-repeated="3"/>
        </table:table-row>
        <table:table-row table:style-name="ro1">
          <table:table-cell office:value-type="string">
            <text:p>Collection.Add key:=xxx</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SendKey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oto</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Calculation</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ccent in macro name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mport of progressbar control</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85">
            <text:p>185</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1">
          <table:table-cell office:value-type="string">
            <text:p>Application.Goto</text:p>
          </table:table-cell>
          <table:table-cell table:style-name="ce15" office:value-type="string">
            <text:p>Weekly_Store_Override_Central.xls</text:p>
          </table:table-cell>
          <table:table-cell/>
          <table:table-cell table:style-name="ce15"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indow.WindowState</text:p>
          </table:table-cell>
          <table:table-cell table:style-name="ce15" office:value-type="string">
            <text:p>Weekly_Store_Override_Central.xls</text:p>
          </table:table-cell>
          <table:table-cell/>
          <table:table-cell table:style-name="ce15" office:value-type="string">
            <text:p>Window.WindowState</text:p>
          </table:table-cell>
          <table:table-cell table:style-name="ce19" office:value-type="string">
            <text:p>Returns or sets the state of the window. Read/write XlWindowState</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cell table:number-columns-repeated="3"/>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cell table:number-columns-repeated="3"/>
        </table:table-row>
        <table:table-row table:style-name="ro2">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2">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2">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2">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2">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2">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0"/>
          <table:table-cell office:value-type="string">
            <text:p>ASIST.xls</text:p>
          </table:table-cell>
          <table:table-cell table:number-columns-repeated="6"/>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2">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Error Handling</text:p>
          </table:table-cell>
          <table:table-cell table:style-name="ce15" office:value-type="string">
            <text:p>AIRMatrix_-_Dept160.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2">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2">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2">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SegedUrlap_V2542-060606-0801.xl</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5"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PalyUrlap_V2561-060727-1800.xls </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5"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2">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2">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4">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cell table:number-columns-repeated="3"/>
        </table:table-row>
        <table:table-row table:style-name="ro1">
          <table:table-cell office:value-type="string">
            <text:p>Range.Insert</text:p>
          </table:table-cell>
          <table:table-cell office:value-type="string">
            <text:p>Agence_2006-2-OLD.XLS</text:p>
          </table:table-cell>
          <table:table-cell/>
          <table:table-cell office:value-type="string">
            <text:p>Range.Insert</text:p>
          </table:table-cell>
          <table:table-cell table:number-columns-repeated="4"/>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utoFill</text:p>
          </table:table-cell>
          <table:table-cell office:value-type="string">
            <text:p>Agence_2006-2-OLD.XLS</text:p>
          </table:table-cell>
          <table:table-cell/>
          <table:table-cell office:value-type="string">
            <text:p>Range.AutoFill</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3">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2">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2">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2">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number-columns-repeated="4"/>
        </table:table-row>
        <table:table-row table:style-name="ro2">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2">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Error Handling</text:p>
          </table:table-cell>
          <table:table-cell table:style-name="ce15" office:value-type="string">
            <text:p>ttt_aus.xls</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
      <table:database-ranges>
        <table:database-range table:target-range-address="'Raw Data'.A1:'Raw Data'.B193" table:display-filter-buttons="true"/>
      </table:database-ranges>
      <table:data-pilot-tables>
        <table:data-pilot-table table:name="DataPilot1" table:application-data="" table:target-range-address="Analysis.A3:Analysis.B142" table:buttons="Analysis.A3 Analysis.A5" table:ignore-empty-rows="true">
          <table:source-cell-range table:cell-range-address="'Raw Data'.A1:'Raw Data'.B6015"/>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8" table:buttons="Analysis.D3 Analysis.D5" table:ignore-empty-rows="true">
          <table:source-cell-range table:cell-range-address="'Raw Data'.A1:'Raw Data'.B6015"/>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6-11-21">21/11/2006</text:date><text:time>17:3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190$Build-9079</meta:generator>
    <meta:initial-creator>Michael Meeks</meta:initial-creator>
    <meta:creation-date>2006-07-04T14:45:53</meta:creation-date>
    <dc:creator>Noel Power</dc:creator>
    <dc:date>2006-11-21T17:31:46</dc:date>
    <dc:language>en-GB</dc:language>
    <meta:editing-cycles>112</meta:editing-cycles>
    <meta:editing-duration>P2DT12H36M29S</meta:editing-duration>
    <meta:user-defined meta:name="Info 1"/>
    <meta:user-defined meta:name="Info 2"/>
    <meta:user-defined meta:name="Info 3"/>
    <meta:user-defined meta:name="Info 4"/>
    <meta:document-statistic meta:table-count="3" meta:cell-count="1089"/>
  </office:meta>
</office:document-meta>
</file>